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맑은 고딕" svg:font-family="'맑은 고딕'" style:font-family-generic="roman" style:font-pitch="variable"/>
    <style:font-face style:name="함초롬돋움" svg:font-family="함초롬돋움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  <style:font-face style:name="맑은 고딕1" svg:font-family="'맑은 고딕'" style:font-family-generic="system" style:font-pitch="variable"/>
    <style:font-face style:name="바탕" svg:font-family="바탕" style:font-family-generic="system" style:font-pitch="variable"/>
    <style:font-face style:name="함초롬돋움1" svg:font-family="함초롬돋움" style:font-family-generic="system" style:font-pitch="variable"/>
  </office:font-face-decls>
  <office:automatic-styles>
    <style:style style:name="표1" style:family="table">
      <style:table-properties style:width="16.683cm" fo:margin-left="-0.191cm" fo:margin-top="0cm" fo:margin-bottom="0cm" table:align="left" style:writing-mode="lr-tb"/>
    </style:style>
    <style:style style:name="표1.A" style:family="table-column">
      <style:table-column-properties style:column-width="2.905cm"/>
    </style:style>
    <style:style style:name="표1.B" style:family="table-column">
      <style:table-column-properties style:column-width="13.778cm"/>
    </style:style>
    <style:style style:name="표1.1" style:family="table-row">
      <style:table-row-properties style:min-row-height="0.915cm" style:keep-together="true" fo:keep-together="auto"/>
    </style:style>
    <style:style style:name="표1.A1" style:family="table-cell">
      <style:table-cell-properties style:vertical-align="middle" fo:background-color="#e5e5e5" fo:padding-left="0.191cm" fo:padding-right="0.191cm" fo:padding-top="0cm" fo:padding-bottom="0cm" fo:border="0.018cm solid #000001">
        <style:background-image/>
      </style:table-cell-properties>
    </style:style>
    <style:style style:name="표1.B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표2" style:family="table">
      <style:table-properties style:width="16.683cm" fo:margin-left="-0.191cm" fo:margin-top="0cm" fo:margin-bottom="0cm" table:align="left" style:writing-mode="lr-tb"/>
    </style:style>
    <style:style style:name="표2.A" style:family="table-column">
      <style:table-column-properties style:column-width="2.935cm"/>
    </style:style>
    <style:style style:name="표2.B" style:family="table-column">
      <style:table-column-properties style:column-width="13.748cm"/>
    </style:style>
    <style:style style:name="표2.1" style:family="table-row">
      <style:table-row-properties style:min-row-height="1.436cm" style:keep-together="true" fo:keep-together="auto"/>
    </style:style>
    <style:style style:name="표2.A1" style:family="table-cell">
      <style:table-cell-properties style:vertical-align="middle" fo:background-color="#e5e5e5" fo:padding-left="0.191cm" fo:padding-right="0.191cm" fo:padding-top="0cm" fo:padding-bottom="0cm" fo:border="0.018cm solid #000001">
        <style:background-image/>
      </style:table-cell-properties>
    </style:style>
    <style:style style:name="표2.2" style:family="table-row">
      <style:table-row-properties style:min-row-height="8.67cm" style:keep-together="true" fo:keep-together="auto"/>
    </style:style>
    <style:style style:name="표2.B2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표3" style:family="table">
      <style:table-properties style:width="16.683cm" fo:margin-left="-0.191cm" fo:margin-top="0cm" fo:margin-bottom="0cm" table:align="left" style:writing-mode="lr-tb"/>
    </style:style>
    <style:style style:name="표3.A" style:family="table-column">
      <style:table-column-properties style:column-width="16.683cm"/>
    </style:style>
    <style:style style:name="표3.1" style:family="table-row">
      <style:table-row-properties style:min-row-height="2.387cm" style:keep-together="true" fo:keep-together="auto"/>
    </style:style>
    <style:style style:name="표3.A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맑은 고딕" style:font-name-asian="맑은 고딕1" style:font-name-complex="맑은 고딕1"/>
    </style:style>
    <style:style style:name="P4" style:family="paragraph" style:parent-style-name="Standard">
      <style:paragraph-properties fo:text-align="justify" style:justify-single-word="false"/>
      <style:text-properties style:font-name="맑은 고딕" style:font-name-asian="맑은 고딕1" style:font-name-complex="맑은 고딕1"/>
    </style:style>
    <style:style style:name="P5" style:family="paragraph" style:parent-style-name="Standard">
      <style:paragraph-properties fo:text-align="center" style:justify-single-word="false"/>
      <style:text-properties style:font-name="맑은 고딕" style:font-name-asian="맑은 고딕1" style:language-asian="ko" style:country-asian="KR" style:font-name-complex="맑은 고딕1"/>
    </style:style>
    <style:style style:name="P6" style:family="paragraph" style:parent-style-name="Standard">
      <style:paragraph-properties fo:text-align="center" style:justify-single-word="false"/>
      <style:text-properties style:font-name="맑은 고딕" fo:font-size="12pt" fo:font-weight="bold" style:font-name-asian="맑은 고딕1" style:font-size-asian="12pt" style:font-weight-asian="bold" style:font-name-complex="맑은 고딕1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함초롬돋움" fo:font-size="13pt" fo:font-weight="bold" fo:background-color="#ffffff" style:font-name-asian="함초롬돋움1" style:font-size-asian="13pt" style:font-weight-asian="bold" style:font-name-complex="함초롬돋움1" style:font-size-complex="13pt"/>
    </style:style>
    <style:style style:name="P8" style:family="paragraph" style:parent-style-name="Standard">
      <style:paragraph-properties fo:line-height="160%" fo:text-align="justify" style:justify-single-word="false"/>
    </style:style>
    <style:style style:name="P9" style:family="paragraph" style:parent-style-name="Standard" style:master-page-name="Standard">
      <style:paragraph-properties fo:line-height="115%" fo:text-align="center" style:justify-single-word="false" style:page-number="auto"/>
      <style:text-properties style:font-name="맑은 고딕" fo:font-size="27pt" fo:background-color="#ffffff" style:font-name-asian="맑은 고딕1" style:font-size-asian="27pt" style:font-name-complex="맑은 고딕1" style:font-size-complex="27pt"/>
    </style:style>
    <style:style style:name="P10" style:family="paragraph" style:parent-style-name="Standard">
      <style:paragraph-properties fo:line-height="200%" fo:text-align="justify" style:justify-single-word="false"/>
      <style:text-properties style:font-name="맑은 고딕" style:font-name-asian="맑은 고딕1" style:language-asian="ko" style:country-asian="KR" style:font-name-complex="맑은 고딕1"/>
    </style:style>
    <style:style style:name="P11" style:family="paragraph" style:parent-style-name="Standard">
      <style:paragraph-properties fo:line-height="200%" fo:text-align="justify" style:justify-single-word="false"/>
      <style:text-properties style:font-name="맑은 고딕" style:font-name-asian="맑은 고딕1" style:font-name-complex="맑은 고딕1"/>
    </style:style>
    <style:style style:name="P12" style:family="paragraph" style:parent-style-name="Standard">
      <style:paragraph-properties fo:line-height="200%" fo:text-align="justify" style:justify-single-word="false"/>
      <style:text-properties style:font-name="맑은 고딕" fo:font-weight="bold" style:font-name-asian="맑은 고딕1" style:font-weight-asian="bold" style:font-name-complex="맑은 고딕1"/>
    </style:style>
    <style:style style:name="T1" style:family="text">
      <style:text-properties style:font-name="맑은 고딕" fo:font-size="13pt" fo:font-weight="bold" fo:background-color="#ffffff" style:font-name-asian="맑은 고딕1" style:font-size-asian="13pt" style:font-weight-asian="bold" style:font-name-complex="맑은 고딕1" style:font-size-complex="13pt"/>
    </style:style>
    <style:style style:name="T2" style:family="text">
      <style:text-properties style:font-name="맑은 고딕" fo:font-size="12pt" fo:font-weight="bold" style:font-name-asian="맑은 고딕1" style:font-size-asian="12pt" style:font-weight-asian="bold" style:font-name-complex="맑은 고딕1" style:font-size-complex="12pt"/>
    </style:style>
    <style:style style:name="T3" style:family="text">
      <style:text-properties style:font-name="함초롬돋움" fo:font-size="13pt" fo:font-weight="bold" fo:background-color="#ffffff" style:font-name-asian="함초롬돋움1" style:font-size-asian="13pt" style:font-weight-asian="bold" style:font-name-complex="함초롬돋움1" style:font-size-complex="13pt"/>
    </style:style>
    <style:style style:name="T4" style:family="text">
      <style:text-properties style:font-name="함초롬돋움" fo:font-size="12pt" fo:font-weight="bold" style:font-name-asian="함초롬돋움1" style:font-size-asian="12pt" style:font-weight-asian="bold" style:font-name-complex="함초롬돋움1" style:font-size-complex="12pt"/>
    </style:style>
    <style:style style:name="T5" style:family="text">
      <style:text-properties style:language-asian="ko" style:country-asian="KR"/>
    </style:style>
    <style:style style:name="T6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Bookmark"/>회의록</text:p>
      <text:p text:style-name="P2"><text:span text:style-name="T3">1. </text:span><text:span text:style-name="T1">회의개요</text:span></text:p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6">프로젝트팀명</text:p>
          </table:table-cell>
          <table:table-cell table:style-name="표1.B1" office:value-type="string">
            <text:p text:style-name="P5">5조</text:p>
          </table:table-cell>
        </table:table-row>
        <table:table-row table:style-name="표1.1">
          <table:table-cell table:style-name="표1.A1" office:value-type="string">
            <text:p text:style-name="P6">팀원</text:p>
          </table:table-cell>
          <table:table-cell table:style-name="표1.B1" office:value-type="string">
            <text:p text:style-name="P5">양세희,유효준,이성훈,김인수</text:p>
          </table:table-cell>
        </table:table-row>
        <table:table-row table:style-name="표1.1">
          <table:table-cell table:style-name="표1.A1" office:value-type="string">
            <text:p text:style-name="P6">회의명</text:p>
          </table:table-cell>
          <table:table-cell table:style-name="표1.B1" office:value-type="string">
            <text:p text:style-name="P5">기능선정</text:p>
          </table:table-cell>
        </table:table-row>
        <table:table-row table:style-name="표1.1">
          <table:table-cell table:style-name="표1.A1" office:value-type="string">
            <text:p text:style-name="P6">회의일자</text:p>
          </table:table-cell>
          <table:table-cell table:style-name="표1.B1" office:value-type="string">
            <text:p text:style-name="P3">2024년 5월 29일</text:p>
          </table:table-cell>
        </table:table-row>
        <table:table-row table:style-name="표1.1">
          <table:table-cell table:style-name="표1.A1" office:value-type="string">
            <text:p text:style-name="P6">참석인</text:p>
          </table:table-cell>
          <table:table-cell table:style-name="표1.B1" office:value-type="string">
            <text:p text:style-name="P5">양세희,김인수</text:p>
          </table:table-cell>
        </table:table-row>
        <table:table-row table:style-name="표1.1">
          <table:table-cell table:style-name="표1.A1" office:value-type="string">
            <text:p text:style-name="P6">기타</text:p>
          </table:table-cell>
          <table:table-cell table:style-name="표1.B1" office:value-type="string">
            <text:p text:style-name="P3"/>
          </table:table-cell>
        </table:table-row>
      </table:table>
      <text:p text:style-name="P7"/>
      <text:p text:style-name="P2"><text:span text:style-name="T3">2. </text:span><text:span text:style-name="T1">회의내용</text:span></text:p>
      <table:table table:name="표2" table:style-name="표2">
        <table:table-column table:style-name="표2.A"/>
        <table:table-column table:style-name="표2.B"/>
        <table:table-row table:style-name="표2.1">
          <table:table-cell table:style-name="표2.A1" office:value-type="string">
            <text:p text:style-name="P6">제목</text:p>
          </table:table-cell>
          <table:table-cell table:style-name="표2.A1" office:value-type="string">
            <text:p text:style-name="P6">내용</text:p>
          </table:table-cell>
        </table:table-row>
        <table:table-row table:style-name="표2.2">
          <table:table-cell table:style-name="표2.A1" office:value-type="string">
            <text:p text:style-name="P6">회의내용</text:p>
            <text:p text:style-name="P1"><text:span text:style-name="T4"><text:s/></text:span><text:span text:style-name="T2">및</text:span><text:span text:style-name="T4"> </text:span></text:p>
            <text:p text:style-name="P6">결과</text:p>
          </table:table-cell>
          <table:table-cell table:style-name="표2.B2" office:value-type="string">
            <text:p text:style-name="P12">회의 내용</text:p>
            <text:p text:style-name="P10">&lt;프론트구상&gt;</text:p>
            <text:p text:style-name="P10">1. 티스토리블로그 또는 velog 사이트의 바둑판형식을 참조하여 구상하고자함.</text:p>
            <text:p text:style-name="P10">추후 조원전원참석후에 의견조율.</text:p>
            <text:p text:style-name="P10"/>
            <text:p text:style-name="P10">2. 메인화면은 개별조원들이 구상하여 직접만들어본것을 토대로 취합하여</text:p>
            <text:p text:style-name="P10">화면구성을 논의하는것으로 정함.</text:p>
            <text:p text:style-name="P10">-바둑판식 vs 게시판식 vs 한번감싸주는식 vs 대분류식 등등</text:p>
            <text:p text:style-name="P10">차후 프론트선정</text:p>
            <text:p text:style-name="P10"/>
            <text:p text:style-name="P10"/>
            <text:p text:style-name="P10"><text:soft-page-break/>3. DB시험 및 PPT발표후 2024.6.10.</text:p>
            <text:p text:style-name="P10">디테일*어떤메뉴*모양기능까지 만들어서 재논의.</text:p>
            <text:p text:style-name="P10"/>
            <text:p text:style-name="P10">&lt;기능선정&gt;</text:p>
            <text:p text:style-name="P10">1. 게이지기능 </text:p>
            <text:p text:style-name="P10">평점기능을 게이지형태로 표현하여 단번에 직감될수있도록 </text:p>
            <text:p text:style-name="P10">코드작성 및 이미지화 구상.</text:p>
            <text:p text:style-name="P10"/>
            <text:p text:style-name="P10">2. 수식상정</text:p>
            <text:p text:style-name="P10">1점~5점내로 부여하고.</text:p>
            <text:p text:style-name="P10">당해평균점수를 기준으로 게이지형태로 구상해줄것.</text:p>
            <text:p text:style-name="P10">Xn=개별점수</text:p>
            <text:p text:style-name="P10">n <text:s/>=평점횟수</text:p>
            <text:p text:style-name="P10">(X1+X2+ … Xn ) /n =평균</text:p>
            <text:p text:style-name="P10">[(X1+X2+ … Xn ) /n ] /5 *100 = 비율</text:p>
            <text:p text:style-name="P10"/>
            <text:p text:style-name="P10"/>
            <text:p text:style-name="P10"/>
            <text:p text:style-name="P10"/>
            <text:p text:style-name="P10"/>
            <text:p text:style-name="P11"><text:soft-page-break/><text:span text:style-name="T6">결과</text:span></text:p>
            <text:p text:style-name="P10">메인화면 및 로그인화면 별도디자인(최소2화면)</text:p>
          </table:table-cell>
        </table:table-row>
      </table:table>
      <text:p text:style-name="P7"/>
      <text:p text:style-name="P2"><text:span text:style-name="T3">3. </text:span><text:span text:style-name="T1">강사의견</text:span></text:p>
      <table:table table:name="표3" table:style-name="표3">
        <table:table-column table:style-name="표3.A"/>
        <table:table-row table:style-name="표3.1">
          <table:table-cell table:style-name="표3.A1" office:value-type="string">
            <text:p text:style-name="P4">(<text:span text:style-name="T5">공란)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맑은 고딕" svg:font-family="'맑은 고딕'" style:font-family-generic="roman" style:font-pitch="variable"/>
    <style:font-face style:name="함초롬돋움" svg:font-family="함초롬돋움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  <style:font-face style:name="맑은 고딕1" svg:font-family="'맑은 고딕'" style:font-family-generic="system" style:font-pitch="variable"/>
    <style:font-face style:name="바탕" svg:font-family="바탕" style:font-family-generic="system" style:font-pitch="variable"/>
    <style:font-face style:name="함초롬돋움1" svg:font-family="함초롬돋움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ko" style:country-asian="K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en" fo:country="US" style:font-name-asian="바탕" style:font-size-asian="10pt" style:language-asian="ko" style:country-asian="K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88cm" fo:margin-bottom="0.071cm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071cm" fo:keep-together="always" fo:keep-with-next="always"/>
      <style:text-properties fo:font-weight="bold" style:font-weight-asian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1</meta:initial-creator>
    <meta:editing-cycles>47</meta:editing-cycles>
    <meta:creation-date>2019-07-15T08:18:00</meta:creation-date>
    <dc:date>2024-05-29T18:04:36.37</dc:date>
    <meta:editing-duration>PT5H49M27S</meta:editing-duration>
    <meta:generator>OpenOffice/4.1.15$Win32 OpenOffice.org_project/4115m2$Build-9813</meta:generator>
    <meta:document-statistic meta:table-count="3" meta:image-count="0" meta:object-count="0" meta:page-count="3" meta:paragraph-count="44" meta:word-count="398" meta:character-count="52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